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5cm" svg:y="6cm" presentation:class="title" presentation:user-transformed="true">
          <draw:text-box>
            <text:p text:style-name="P1">Типы данных</text:p>
          </draw:text-box>
        </draw:frame>
        <draw:frame presentation:style-name="pr2" draw:text-style-name="P1" draw:layer="layout" svg:width="25.199cm" svg:height="3.819cm" svg:x="1.402cm" svg:y="9.001cm" presentation:class="outline" presentation:user-transformed="true">
          <draw:text-box>
            <text:list text:style-name="L2">
              <text:list-header>
                <text:p text:style-name="P2">Лекция 2-2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Основные типы данных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nt — целое (16)</text:p>
              </text:list-item>
              <text:list-item>
                <text:p>float / double — число с плавающей запятой (24)</text:p>
              </text:list-item>
              <text:list-item>
                <text:p>char — символ (8)</text:p>
              </text:list-item>
              <text:list-item>
                <text:p>bool — логическое значение (8)</text:p>
              </text:list-item>
              <text:list-item>
                <text:p>void — отсутствие типа (только для функций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Префиксы типов данных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short — короткое</text:p>
              </text:list-item>
              <text:list-item>
                <text:p>long — длинное</text:p>
              </text:list-item>
              <text:list-item>
                <text:p>signed — знаковое</text:p>
              </text:list-item>
              <text:list-item>
                <text:p>unsigned — беззнаково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Хранение signed float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mmm mmm <text:s/>mmmm mmmm <text:s/>eeee eeee</text:p>
              </text:list-item>
              <text:list-item>
                <text:p>S — знак мантиссы</text:p>
              </text:list-item>
              <text:list-item>
                <text:p>M — мантисса</text:p>
              </text:list-item>
              <text:list-item>
                <text:p>E — порядок</text:p>
                <text:p/>
                <text:p>(-1)<text:span text:style-name="T1">s</text:span> x 2<text:span text:style-name="T1">(e-127)</text:span> x 1.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28:05.677031962</dc:date>
    <meta:editing-duration>PT1H56M45S</meta:editing-duration>
    <meta:editing-cycles>18</meta:editing-cycles>
    <meta:document-statistic meta:object-count="37"/>
  </office:meta>
</office:document-meta>
</file>